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seo Sans 300" svg:font-family="'Museo Sans 300', Aria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2bf183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2e2535" style:font-size-asian="12pt" style:font-name-complex="Courier New" style:font-size-complex="12pt"/>
    </style:style>
    <style:style style:name="P5" style:family="paragraph" style:parent-style-name="Standard">
      <style:paragraph-properties fo:margin-left="0in" fo:margin-right="0in" fo:text-indent="2in" style:auto-text-indent="false"/>
      <style:text-properties style:font-name="Courier New" fo:font-size="12pt" style:font-size-asian="12pt" style:font-name-complex="Courier New" style:font-size-complex="12pt"/>
    </style:style>
    <style:style style:name="P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2bf183" style:font-size-asian="12pt" style:font-name-complex="Courier New" style:font-size-complex="12pt"/>
    </style:style>
    <style:style style:name="P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2e2535" style:font-size-asian="12pt" style:font-name-complex="Courier New" style:font-size-complex="12pt"/>
    </style:style>
    <style:style style:name="P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37227a4" style:font-size-asian="12pt" style:font-name-complex="Courier New" style:font-size-complex="12pt"/>
    </style:style>
    <style:style style:name="P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7227a4" officeooo:paragraph-rsid="037227a4" style:font-size-asian="12pt" style:font-name-complex="Courier New" style:font-size-complex="12pt"/>
    </style:style>
    <style:style style:name="P1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</style:style>
    <style:style style:name="P1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2bf183"/>
    </style:style>
    <style:style style:name="P1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style:font-size-asian="12pt" style:font-name-complex="Courier New" style:font-size-complex="12pt"/>
    </style:style>
    <style:style style:name="P1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2e2535" style:font-size-asian="12pt" style:font-name-complex="Courier New" style:font-size-complex="12pt"/>
    </style:style>
    <style:style style:name="P1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fd1a3" officeooo:paragraph-rsid="002fd1a3" style:font-size-asian="12pt" style:font-name-complex="Courier New" style:font-size-complex="12pt"/>
    </style:style>
    <style:style style:name="P1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c937b" officeooo:paragraph-rsid="002e2535" style:font-size-asian="12pt" style:font-name-complex="Courier New" style:font-size-complex="12pt"/>
    </style:style>
    <style:style style:name="P1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37227a4" officeooo:paragraph-rsid="037227a4" style:font-size-asian="12pt" style:font-name-complex="Courier New" style:font-size-complex="12pt"/>
    </style:style>
    <style:style style:name="P1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style:font-size-asian="12pt" style:font-name-complex="Courier New" style:font-size-complex="12pt"/>
    </style:style>
    <style:style style:name="P1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235583" style:font-size-asian="12pt" style:font-size-complex="12pt"/>
    </style:style>
    <style:style style:name="P19" style:family="paragraph" style:parent-style-name="Standard">
      <style:paragraph-properties fo:margin-left="0in" fo:margin-right="0in" fo:text-indent="2in" style:auto-text-indent="false"/>
      <style:text-properties style:font-name="Courier New" fo:font-size="12pt" style:font-size-asian="12pt" style:font-name-complex="Courier New" style:font-size-complex="12pt"/>
    </style:style>
    <style:style style:name="P2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7227a4" officeooo:paragraph-rsid="03ba5ff2" style:font-size-asian="12pt" style:font-name-complex="Courier New" style:font-size-complex="12pt"/>
    </style:style>
    <style:style style:name="P2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3ba5ff2" style:font-size-asian="12pt" style:font-name-complex="Courier New" style:font-size-complex="12pt"/>
    </style:style>
    <style:style style:name="P2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3bdf3d4" style:font-size-asian="12pt" style:font-name-complex="Courier New" style:font-size-complex="12pt"/>
    </style:style>
    <style:style style:name="P2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3c87858" style:font-size-asian="12pt" style:font-name-complex="Courier New" style:font-size-complex="12pt"/>
    </style:style>
    <style:style style:name="P2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3c8c82c" style:font-size-asian="12pt" style:font-name-complex="Courier New" style:font-size-complex="12pt"/>
    </style:style>
    <style:style style:name="P25" style:family="paragraph" style:parent-style-name="Standard">
      <style:paragraph-properties fo:margin-top="0in" fo:margin-bottom="0.1665in" loext:contextual-spacing="false"/>
      <style:text-properties officeooo:paragraph-rsid="0328a509"/>
    </style:style>
    <style:style style:name="P26" style:family="paragraph" style:parent-style-name="Standard">
      <style:paragraph-properties fo:margin-top="0in" fo:margin-bottom="0.1665in" loext:contextual-spacing="false"/>
      <style:text-properties style:font-name="Courier New" fo:font-size="12pt" style:font-size-asian="12pt" style:font-name-complex="Courier New" style:font-size-complex="12pt"/>
    </style:style>
    <style:style style:name="P2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3ba5ff2" style:font-size-asian="12pt" style:font-name-complex="Courier New" style:font-size-complex="12pt"/>
    </style:style>
    <style:style style:name="P28" style:family="paragraph" style:parent-style-name="Standard">
      <style:paragraph-properties fo:margin-top="0in" fo:margin-bottom="0.1665in" loext:contextual-spacing="false"/>
      <style:text-properties style:font-name="Courier New" fo:font-size="12pt" officeooo:rsid="017597f4" officeooo:paragraph-rsid="03ba5ff2" style:font-size-asian="12pt" style:font-name-complex="Courier New" style:font-size-complex="12pt"/>
    </style:style>
    <style:style style:name="P29" style:family="paragraph" style:parent-style-name="Standard">
      <style:paragraph-properties fo:margin-top="0in" fo:margin-bottom="0.1665in" loext:contextual-spacing="false"/>
      <style:text-properties style:font-name="Courier New" fo:font-size="12pt" officeooo:rsid="03ba5ff2" officeooo:paragraph-rsid="03ba5ff2" style:font-size-asian="12pt" style:font-name-complex="Courier New" style:font-size-complex="12pt"/>
    </style:style>
    <style:style style:name="P3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1a74b3e" style:font-size-asian="12pt" style:font-name-complex="Courier New" style:font-size-complex="12pt"/>
    </style:style>
    <style:style style:name="P3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3bde2e4" style:font-size-asian="12pt" style:font-name-complex="Courier New" style:font-size-complex="12pt"/>
    </style:style>
    <style:style style:name="P3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3bdf3d4" style:font-size-asian="12pt" style:font-name-complex="Courier New" style:font-size-complex="12pt"/>
    </style:style>
    <style:style style:name="P3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3c73c93" style:font-size-asian="12pt" style:font-name-complex="Courier New" style:font-size-complex="12pt"/>
    </style:style>
    <style:style style:name="P3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3c8c82c" style:font-size-asian="12pt" style:font-name-complex="Courier New" style:font-size-complex="12pt"/>
    </style:style>
    <style:style style:name="P35" style:family="paragraph" style:parent-style-name="Standard">
      <style:paragraph-properties fo:margin-top="0in" fo:margin-bottom="0.1665in" loext:contextual-spacing="false"/>
      <style:text-properties style:font-name="Courier New" officeooo:rsid="017597f4" officeooo:paragraph-rsid="03ba5ff2" style:font-name-complex="Courier New" style:font-size-complex="12pt"/>
    </style:style>
    <style:style style:name="P36" style:family="paragraph" style:parent-style-name="Standard">
      <style:paragraph-properties fo:margin-top="0in" fo:margin-bottom="0.1665in" loext:contextual-spacing="false"/>
      <style:text-properties style:font-name="Courier New" officeooo:paragraph-rsid="03bdf3d4" style:font-name-complex="Courier New" style:font-size-complex="12pt"/>
    </style:style>
    <style:style style:name="P37" style:family="paragraph" style:parent-style-name="Standard">
      <style:paragraph-properties fo:margin-top="0in" fo:margin-bottom="0.1665in" loext:contextual-spacing="false"/>
      <style:text-properties officeooo:paragraph-rsid="03bde2e4"/>
    </style:style>
    <style:style style:name="P38" style:family="paragraph" style:parent-style-name="Standard">
      <style:paragraph-properties fo:margin-top="0in" fo:margin-bottom="0.1665in" loext:contextual-spacing="false"/>
      <style:text-properties officeooo:paragraph-rsid="036ec0b0"/>
    </style:style>
    <style:style style:name="P39" style:family="paragraph" style:parent-style-name="Standard">
      <style:paragraph-properties fo:margin-top="0in" fo:margin-bottom="0.1665in" loext:contextual-spacing="false"/>
      <style:text-properties officeooo:rsid="03bec5c1" officeooo:paragraph-rsid="03bec5c1"/>
    </style:style>
    <style:style style:name="P40" style:family="paragraph" style:parent-style-name="Standard">
      <style:paragraph-properties fo:margin-top="0in" fo:margin-bottom="0.1665in" loext:contextual-spacing="false"/>
      <style:text-properties officeooo:rsid="03bec5c1" officeooo:paragraph-rsid="03c0cb57"/>
    </style:style>
    <style:style style:name="P41" style:family="paragraph" style:parent-style-name="Standard">
      <style:paragraph-properties fo:margin-top="0in" fo:margin-bottom="0.1665in" loext:contextual-spacing="false"/>
      <style:text-properties officeooo:paragraph-rsid="03c87858"/>
    </style:style>
    <style:style style:name="P42" style:family="paragraph" style:parent-style-name="Standard">
      <style:paragraph-properties fo:margin-top="0in" fo:margin-bottom="0.1665in" loext:contextual-spacing="false"/>
      <style:text-properties officeooo:paragraph-rsid="03c8c82c"/>
    </style:style>
    <style:style style:name="P43" style:family="paragraph" style:parent-style-name="Standard">
      <style:paragraph-properties fo:margin-top="0.1665in" fo:margin-bottom="0in" loext:contextual-spacing="false"/>
      <style:text-properties officeooo:rsid="03ba5ff2" officeooo:paragraph-rsid="03ba5ff2"/>
    </style:style>
    <style:style style:name="P44" style:family="paragraph" style:parent-style-name="Standard">
      <style:paragraph-properties fo:margin-top="0.1665in" fo:margin-bottom="0in" loext:contextual-spacing="false"/>
      <style:text-properties officeooo:rsid="03c87858" officeooo:paragraph-rsid="03c87858"/>
    </style:style>
    <style:style style:name="P45" style:family="paragraph" style:parent-style-name="Standard">
      <style:paragraph-properties fo:margin-top="0.1665in" fo:margin-bottom="0in" loext:contextual-spacing="false"/>
      <style:text-properties officeooo:rsid="03c8c82c" officeooo:paragraph-rsid="03c8c82c"/>
    </style:style>
    <style:style style:name="P46" style:family="paragraph" style:parent-style-name="Heading_20_2">
      <style:text-properties style:font-size-complex="12pt"/>
    </style:style>
    <style:style style:name="P47" style:family="paragraph" style:parent-style-name="Heading_20_3">
      <style:paragraph-properties fo:margin-top="0.1665in" fo:margin-bottom="0in" loext:contextual-spacing="false"/>
      <style:text-properties style:font-name="Courier New" style:font-name-complex="Courier New" style:font-size-complex="12pt"/>
    </style:style>
    <style:style style:name="P48" style:family="paragraph" style:parent-style-name="Heading_20_3">
      <style:paragraph-properties fo:margin-top="0.1665in" fo:margin-bottom="0in" loext:contextual-spacing="false"/>
      <style:text-properties style:font-name="Courier New" officeooo:paragraph-rsid="036e8a45" style:font-name-complex="Courier New" style:font-size-complex="12pt"/>
    </style:style>
    <style:style style:name="P49" style:family="paragraph" style:parent-style-name="Heading_20_3">
      <style:paragraph-properties fo:margin-top="0.1665in" fo:margin-bottom="0in" loext:contextual-spacing="false"/>
      <style:text-properties style:font-name="Courier New" officeooo:paragraph-rsid="036ec0b0" style:font-name-complex="Courier New" style:font-size-complex="12pt"/>
    </style:style>
    <style:style style:name="P50" style:family="paragraph" style:parent-style-name="Heading_20_3">
      <style:paragraph-properties fo:margin-top="0.1665in" fo:margin-bottom="0in" loext:contextual-spacing="false"/>
      <style:text-properties style:font-name="Courier New" officeooo:paragraph-rsid="032236c0" style:font-name-complex="Courier New" style:font-size-complex="12pt"/>
    </style:style>
    <style:style style:name="P51" style:family="paragraph" style:parent-style-name="Heading_20_3">
      <style:paragraph-properties fo:margin-top="0.1665in" fo:margin-bottom="0in" loext:contextual-spacing="false"/>
      <style:text-properties style:font-name="Courier New" officeooo:paragraph-rsid="03b32821" style:font-name-complex="Courier New" style:font-size-complex="12pt"/>
    </style:style>
    <style:style style:name="P52" style:family="paragraph" style:parent-style-name="Heading_20_3">
      <style:paragraph-properties fo:margin-top="0.1665in" fo:margin-bottom="0in" loext:contextual-spacing="false"/>
      <style:text-properties style:font-name="Courier New" officeooo:paragraph-rsid="03ba5ff2" style:font-name-complex="Courier New" style:font-size-complex="12pt"/>
    </style:style>
    <style:style style:name="P53" style:family="paragraph" style:parent-style-name="Heading_20_3">
      <style:paragraph-properties fo:margin-top="0.1665in" fo:margin-bottom="0in" loext:contextual-spacing="false"/>
      <style:text-properties style:font-name="Courier New" officeooo:rsid="03ba5ff2" officeooo:paragraph-rsid="03ba5ff2" style:font-name-complex="Courier New" style:font-size-complex="12pt"/>
    </style:style>
    <style:style style:name="P54" style:family="paragraph" style:parent-style-name="Heading_20_3">
      <style:paragraph-properties fo:margin-top="0.1665in" fo:margin-bottom="0in" loext:contextual-spacing="false"/>
      <style:text-properties style:font-name="Courier New" officeooo:rsid="03ba5ff2" officeooo:paragraph-rsid="03c0cb57" style:font-name-complex="Courier New" style:font-size-complex="12pt"/>
    </style:style>
    <style:style style:name="P55" style:family="paragraph" style:parent-style-name="Heading_20_3">
      <style:paragraph-properties fo:margin-top="0.1665in" fo:margin-bottom="0in" loext:contextual-spacing="false"/>
      <style:text-properties style:font-name="Courier New" officeooo:paragraph-rsid="03bde2e4" style:font-name-complex="Courier New" style:font-size-complex="12pt"/>
    </style:style>
    <style:style style:name="P56" style:family="paragraph" style:parent-style-name="Heading_20_3">
      <style:paragraph-properties fo:margin-top="0.1665in" fo:margin-bottom="0in" loext:contextual-spacing="false"/>
      <style:text-properties style:font-name="Courier New" officeooo:paragraph-rsid="03bdf3d4" style:font-name-complex="Courier New" style:font-size-complex="12pt"/>
    </style:style>
    <style:style style:name="P57" style:family="paragraph" style:parent-style-name="Heading_20_3">
      <style:paragraph-properties fo:margin-top="0.1665in" fo:margin-bottom="0in" loext:contextual-spacing="false"/>
      <style:text-properties style:font-name="Courier New" officeooo:rsid="03c73c93" officeooo:paragraph-rsid="03c73c93" style:font-name-complex="Courier New" style:font-size-complex="12pt"/>
    </style:style>
    <style:style style:name="P58" style:family="paragraph" style:parent-style-name="Heading_20_3">
      <style:paragraph-properties fo:margin-top="0.1665in" fo:margin-bottom="0in" loext:contextual-spacing="false"/>
      <style:text-properties style:font-name="Courier New" officeooo:rsid="03c73c93" officeooo:paragraph-rsid="03c87858" style:font-name-complex="Courier New" style:font-size-complex="12pt"/>
    </style:style>
    <style:style style:name="P59" style:family="paragraph" style:parent-style-name="Heading_20_3">
      <style:paragraph-properties fo:margin-top="0.1665in" fo:margin-bottom="0in" loext:contextual-spacing="false"/>
      <style:text-properties style:font-name="Courier New" officeooo:rsid="03c73c93" officeooo:paragraph-rsid="03c8c82c" style:font-name-complex="Courier New" style:font-size-complex="12pt"/>
    </style:style>
    <style:style style:name="P60" style:family="paragraph" style:parent-style-name="Heading_20_3">
      <style:paragraph-properties fo:margin-top="0.1665in" fo:margin-bottom="0in" loext:contextual-spacing="false"/>
      <style:text-properties style:font-name="Courier New" officeooo:rsid="03c87858" officeooo:paragraph-rsid="03c87858" style:font-name-complex="Courier New" style:font-size-complex="12pt"/>
    </style:style>
    <style:style style:name="P61" style:family="paragraph" style:parent-style-name="Heading_20_3">
      <style:paragraph-properties fo:margin-top="0.1665in" fo:margin-bottom="0in" loext:contextual-spacing="false"/>
      <style:text-properties style:font-name="Courier New" officeooo:paragraph-rsid="03c87858" style:font-name-complex="Courier New" style:font-size-complex="12pt"/>
    </style:style>
    <style:style style:name="P62" style:family="paragraph" style:parent-style-name="Heading_20_3">
      <style:paragraph-properties fo:margin-top="0.1665in" fo:margin-bottom="0in" loext:contextual-spacing="false"/>
      <style:text-properties style:font-name="Courier New" fo:font-size="12pt" officeooo:paragraph-rsid="03ba5ff2" style:font-size-asian="12pt" style:font-name-complex="Courier New" style:font-size-complex="12pt"/>
    </style:style>
    <style:style style:name="P63" style:family="paragraph" style:parent-style-name="Heading_20_3">
      <style:paragraph-properties fo:margin-top="0.1665in" fo:margin-bottom="0in" loext:contextual-spacing="false"/>
      <style:text-properties officeooo:paragraph-rsid="03ba5ff2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3bde2e4" style:font-size-asian="12pt"/>
    </style:style>
    <style:style style:name="T3" style:family="text">
      <style:text-properties style:font-name="Courier New" style:font-name-complex="Courier New" style:font-size-complex="12pt"/>
    </style:style>
    <style:style style:name="T4" style:family="text">
      <style:text-properties style:font-name="Courier New" officeooo:rsid="03ba5ff2" style:font-name-complex="Courier New" style:font-size-complex="12pt"/>
    </style:style>
    <style:style style:name="T5" style:family="text">
      <style:text-properties style:font-name="Courier New" officeooo:rsid="03c87858" style:font-name-complex="Courier New" style:font-size-complex="12pt"/>
    </style:style>
    <style:style style:name="T6" style:family="text">
      <style:text-properties style:font-name="Courier New" officeooo:rsid="03c8c82c" style:font-name-complex="Courier New" style:font-size-complex="12pt"/>
    </style:style>
    <style:style style:name="T7" style:family="text">
      <style:text-properties style:font-name="Courier New" fo:font-size="12pt" style:font-size-asian="12pt" style:font-name-complex="Courier New" style:font-size-complex="12pt"/>
    </style:style>
    <style:style style:name="T8" style:family="text">
      <style:text-properties style:font-name="Courier New" fo:font-size="12pt" officeooo:rsid="002a11ba" style:font-size-asian="12pt" style:font-name-complex="Courier New" style:font-size-complex="12pt"/>
    </style:style>
    <style:style style:name="T9" style:family="text">
      <style:text-properties style:font-name="Courier New" fo:font-size="12pt" officeooo:rsid="002bf183" style:font-size-asian="12pt" style:font-name-complex="Courier New" style:font-size-complex="12pt"/>
    </style:style>
    <style:style style:name="T10" style:family="text">
      <style:text-properties style:font-name="Courier New" fo:font-size="12pt" officeooo:rsid="002c937b" style:font-size-asian="12pt" style:font-name-complex="Courier New" style:font-size-complex="12pt"/>
    </style:style>
    <style:style style:name="T11" style:family="text">
      <style:text-properties style:font-name="Courier New" fo:font-size="12pt" officeooo:rsid="002e2535" style:font-size-asian="12pt" style:font-name-complex="Courier New" style:font-size-complex="12pt"/>
    </style:style>
    <style:style style:name="T12" style:family="text">
      <style:text-properties style:font-name="Courier New" fo:font-size="12pt" officeooo:rsid="0031a1b0" style:font-size-asian="12pt" style:font-name-complex="Courier New" style:font-size-complex="12pt"/>
    </style:style>
    <style:style style:name="T13" style:family="text">
      <style:text-properties style:font-name="Courier New" fo:font-size="12pt" officeooo:rsid="003b5934" style:font-size-asian="12pt" style:font-name-complex="Courier New" style:font-size-complex="12pt"/>
    </style:style>
    <style:style style:name="T14" style:family="text">
      <style:text-properties style:font-name="Courier New" fo:font-size="12pt" officeooo:rsid="017597f4" style:font-size-asian="12pt" style:font-name-complex="Courier New" style:font-size-complex="12pt"/>
    </style:style>
    <style:style style:name="T15" style:family="text">
      <style:text-properties style:font-name="Courier New" fo:font-size="12pt" officeooo:rsid="01afb3dc" style:font-size-asian="12pt" style:font-name-complex="Courier New" style:font-size-complex="12pt"/>
    </style:style>
    <style:style style:name="T16" style:family="text">
      <style:text-properties style:font-name="Courier New" fo:font-size="12pt" officeooo:rsid="029b4b57" style:font-size-asian="12pt" style:font-name-complex="Courier New" style:font-size-complex="12pt"/>
    </style:style>
    <style:style style:name="T17" style:family="text">
      <style:text-properties style:font-name="Courier New" fo:font-size="12pt" officeooo:rsid="032fc570" style:font-size-asian="12pt" style:font-name-complex="Courier New" style:font-size-complex="12pt"/>
    </style:style>
    <style:style style:name="T18" style:family="text">
      <style:text-properties style:font-name="Courier New" fo:font-size="12pt" officeooo:rsid="036ec0b0" style:font-size-asian="12pt" style:font-name-complex="Courier New" style:font-size-complex="12pt"/>
    </style:style>
    <style:style style:name="T19" style:family="text">
      <style:text-properties style:font-name="Courier New" fo:font-size="12pt" officeooo:rsid="03869e2c" style:font-size-asian="12pt" style:font-name-complex="Courier New" style:font-size-complex="12pt"/>
    </style:style>
    <style:style style:name="T20" style:family="text">
      <style:text-properties style:font-name="Courier New" fo:font-size="12pt" officeooo:rsid="032236c0" style:font-size-asian="12pt" style:font-name-complex="Courier New" style:font-size-complex="12pt"/>
    </style:style>
    <style:style style:name="T21" style:family="text">
      <style:text-properties style:font-name="Courier New" fo:font-size="12pt" officeooo:rsid="03b32821" style:font-size-asian="12pt" style:font-name-complex="Courier New" style:font-size-complex="12pt"/>
    </style:style>
    <style:style style:name="T22" style:family="text">
      <style:text-properties style:font-name="Courier New" fo:font-size="12pt" officeooo:rsid="03ba5ff2" style:font-size-asian="12pt" style:font-name-complex="Courier New" style:font-size-complex="12pt"/>
    </style:style>
    <style:style style:name="T23" style:family="text">
      <style:text-properties style:font-name="Courier New" fo:font-size="12pt" officeooo:rsid="03bf1178" style:font-size-asian="12pt" style:font-name-complex="Courier New" style:font-size-complex="12pt"/>
    </style:style>
    <style:style style:name="T24" style:family="text">
      <style:text-properties style:font-name="Courier New" fo:font-size="12pt" officeooo:rsid="03c0cb57" style:font-size-asian="12pt" style:font-name-complex="Courier New" style:font-size-complex="12pt"/>
    </style:style>
    <style:style style:name="T25" style:family="text">
      <style:text-properties style:font-name="Courier New" fo:font-size="12pt" officeooo:rsid="03c2700e" style:font-size-asian="12pt" style:font-name-complex="Courier New" style:font-size-complex="12pt"/>
    </style:style>
    <style:style style:name="T26" style:family="text">
      <style:text-properties style:font-name="Courier New" fo:font-size="12pt" officeooo:rsid="03c3b3b6" style:font-size-asian="12pt" style:font-name-complex="Courier New" style:font-size-complex="12pt"/>
    </style:style>
    <style:style style:name="T27" style:family="text">
      <style:text-properties officeooo:rsid="002bf183"/>
    </style:style>
    <style:style style:name="T28" style:family="text">
      <style:text-properties officeooo:rsid="002e2535"/>
    </style:style>
    <style:style style:name="T29" style:family="text">
      <style:text-properties officeooo:rsid="0030ddbf"/>
    </style:style>
    <style:style style:name="T30" style:family="text">
      <style:text-properties officeooo:rsid="0031a1b0"/>
    </style:style>
    <style:style style:name="T31" style:family="text">
      <style:text-properties officeooo:rsid="016c9441"/>
    </style:style>
    <style:style style:name="T32" style:family="text">
      <style:text-properties officeooo:rsid="0174294c"/>
    </style:style>
    <style:style style:name="T33" style:family="text">
      <style:text-properties officeooo:rsid="017597f4"/>
    </style:style>
    <style:style style:name="T34" style:family="text">
      <style:text-properties officeooo:rsid="017614c9"/>
    </style:style>
    <style:style style:name="T35" style:family="text">
      <style:text-properties officeooo:rsid="01a47c8a"/>
    </style:style>
    <style:style style:name="T36" style:family="text">
      <style:text-properties officeooo:rsid="01a74b3e"/>
    </style:style>
    <style:style style:name="T37" style:family="text">
      <style:text-properties officeooo:rsid="01a81890"/>
    </style:style>
    <style:style style:name="T38" style:family="text">
      <style:text-properties officeooo:rsid="01afb3dc"/>
    </style:style>
    <style:style style:name="T39" style:family="text">
      <style:text-properties officeooo:rsid="01f364b1"/>
    </style:style>
    <style:style style:name="T40" style:family="text">
      <style:text-properties officeooo:rsid="02782906"/>
    </style:style>
    <style:style style:name="T41" style:family="text">
      <style:text-properties officeooo:rsid="0278e75b"/>
    </style:style>
    <style:style style:name="T42" style:family="text">
      <style:text-properties officeooo:rsid="03217320"/>
    </style:style>
    <style:style style:name="T43" style:family="text">
      <style:text-properties officeooo:rsid="036ec0b0"/>
    </style:style>
    <style:style style:name="T44" style:family="text">
      <style:text-properties officeooo:rsid="03730f7a"/>
    </style:style>
    <style:style style:name="T45" style:family="text">
      <style:text-properties style:font-name-complex="Courier New"/>
    </style:style>
    <style:style style:name="T46" style:family="text">
      <style:text-properties officeooo:rsid="03b7841e" style:font-name-complex="Courier New"/>
    </style:style>
    <style:style style:name="T47" style:family="text">
      <style:text-properties officeooo:rsid="03aea031"/>
    </style:style>
    <style:style style:name="T48" style:family="text">
      <style:text-properties officeooo:rsid="03af4746"/>
    </style:style>
    <style:style style:name="T49" style:family="text">
      <style:text-properties officeooo:rsid="03b32821"/>
    </style:style>
    <style:style style:name="T50" style:family="text">
      <style:text-properties officeooo:rsid="03b42097"/>
    </style:style>
    <style:style style:name="T51" style:family="text">
      <style:text-properties officeooo:rsid="03ba5ff2"/>
    </style:style>
    <style:style style:name="T52" style:family="text">
      <style:text-properties officeooo:rsid="03bc163b"/>
    </style:style>
    <style:style style:name="T53" style:family="text">
      <style:text-properties officeooo:rsid="03bde2e4"/>
    </style:style>
    <style:style style:name="T54" style:family="text">
      <style:text-properties officeooo:rsid="03bdf3d4"/>
    </style:style>
    <style:style style:name="T55" style:family="text">
      <style:text-properties officeooo:rsid="03c48fba"/>
    </style:style>
    <style:style style:name="T56" style:family="text">
      <style:text-properties officeooo:rsid="03c6297e"/>
    </style:style>
    <style:style style:name="T57" style:family="text">
      <style:text-properties officeooo:rsid="03c73c93"/>
    </style:style>
    <style:style style:name="T58" style:family="text">
      <style:text-properties officeooo:rsid="03c87858"/>
    </style:style>
    <style:style style:name="T59" style:family="text">
      <style:text-properties officeooo:rsid="03c8c8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5"><text:tab/><text:tab/>LISA </text:span><text:span text:style-name="T46">(VO)</text:span></text:p>
      <text:p text:style-name="P10"><text:span text:style-name="T16">His brother</text:span><text:span text:style-name="T7"> must be worried sick.</text:span></text:p>
      <text:h text:style-name="P46" text:outline-level="2"/>
      <text:h text:style-name="P46" text:outline-level="2"/>
      <text:h text:style-name="P46" text:outline-level="2">Episode <text:span text:style-name="T31">2</text:span>: Barbecue</text:h>
      <text:h text:style-name="P49" text:outline-level="3">EXT. <text:span text:style-name="T43">COURTYARD LONG SHOT</text:span></text:h>
      <text:p text:style-name="P38"><text:span text:style-name="T18">Lisa and Marnie walk out the classroom</text:span><text:span text:style-name="T8"> and head toward the field.</text:span></text:p>
      <text:p text:style-name="P39"><text:span text:style-name="T8">L</text:span><text:span text:style-name="T7">isa first, left hand over the O, right hand near edge. </text:span><text:span text:style-name="T23">Walk toward camera out of breezeway then turn right onto sidewalk so we can see the poster.</text:span></text:p>
      <text:p text:style-name="P39"><text:span text:style-name="T7">Marnie </text:span><text:span text:style-name="T23">left hand between L &amp; E, right hand over exclamation.</text:span><text:span text:style-name="T7"> </text:span></text:p>
      <text:h text:style-name="P48" text:outline-level="3">EXT. FOOTBALL FIELD </text:h>
      <text:p text:style-name="P43"><text:span text:style-name="T3">MEDIUM SHOT LISA &amp; MARNIE</text:span></text:p>
      <text:p text:style-name="P1"><text:span text:style-name="T7">Marnie and Lisa carry the posters and masking tape to t</text:span><text:span text:style-name="T8">he </text:span><text:span text:style-name="T15">home </text:span><text:span text:style-name="T7">bleachers. </text:span></text:p>
      <text:p text:style-name="P40"><text:span text:style-name="T8">L</text:span><text:span text:style-name="T7">isa first, left hand over the O, right hand near edge. </text:span><text:span text:style-name="T23">Walk to </text:span><text:span text:style-name="T24">he</text:span><text:span text:style-name="T26">r</text:span><text:span text:style-name="T23"> right </text:span><text:span text:style-name="T25">(left o</text:span><text:span text:style-name="T26">n</text:span><text:span text:style-name="T25"> camera)</text:span><text:span text:style-name="T23"> so we can see the poster.</text:span></text:p>
      <text:p text:style-name="P40"><text:span text:style-name="T7">Marnie </text:span><text:span text:style-name="T23">left hand between L &amp; E, right hand over exclamation.</text:span><text:span text:style-name="T7"> </text:span></text:p>
      <text:h text:style-name="P54" text:outline-level="3">LONG SHOT LISA MARNIE STEVE KEN</text:h>
      <text:p text:style-name="P27">Steve <text:span text:style-name="T32">and</text:span> Ken are sitting <text:span text:style-name="T35">at the top of </text:span>the bleachers. </text:p>
      <text:h text:style-name="P53" text:outline-level="3">CLOSE SHOT STEVE KEN</text:h>
      <text:p text:style-name="P27">Ken sees them, elbows Steve, points at Lisa.</text:p>
      <text:h text:style-name="P53" text:outline-level="3">MEDIUM SHOT LISA MARNIE</text:h>
      <text:p text:style-name="P28">Lisa sees them <text:span text:style-name="T35">as she and Marnie walk to the bleachers</text:span>.</text:p>
      <text:p text:style-name="P9">MARNIE</text:p>
      <text:p text:style-name="P12">We already have some fans.</text:p>
      <text:h text:style-name="P53" text:outline-level="3">LONG SHOT LISA MARNIE STEVE KEN</text:h>
      <text:p text:style-name="P27">Steve and Ken bound down the bleachers toward Lisa and Marnie.</text:p>
      <text:h text:style-name="P63" text:outline-level="3"><text:soft-page-break/><text:span text:style-name="T4">MEDIUM SHOT LISA MARNIE STEVE KEN</text:span></text:h>
      <text:p text:style-name="P20">LISA</text:p>
      <text:p text:style-name="P16">Hi Steve and Ken.</text:p>
      <text:p text:style-name="P8">KEN</text:p>
      <text:p text:style-name="P12">Do you need help with those?</text:p>
      <text:p text:style-name="P5">LISA</text:p>
      <text:p text:style-name="P12">Sure. Thanks.</text:p>
      <text:p text:style-name="P35"><text:span text:style-name="T1">Lisa hands Ken one side of a poster. Ken nods to Steve as if to say: Go over to the other side of the poster with her.</text:span></text:p>
      <text:p text:style-name="P27">Marnie and Ken take some pieces of masking tape, <text:span text:style-name="T33">unroll</text:span> the poster <text:span text:style-name="T33">across the front of the bleachers</text:span>, <text:span text:style-name="T33">and</text:span> tape it up. </text:p>
      <text:h text:style-name="P53" text:outline-level="3">MEDIUM SHOT LISA STEVE </text:h>
      <text:p text:style-name="P27">Steve stays by Lisa <text:span text:style-name="T33">and tapes their end to the bleachers</text:span>.</text:p>
      <text:p text:style-name="P5">STEVE <text:span text:style-name="T44">(a little nervous)</text:span></text:p>
      <text:p text:style-name="P12">Are you staying for the game?</text:p>
      <text:p text:style-name="P5">LISA</text:p>
      <text:p text:style-name="P12">Yeah. The JV cheerleaders are going to cheer in the stands. How about you?</text:p>
      <text:p text:style-name="P5">STEVE</text:p>
      <text:p text:style-name="P12">My dad’s <text:span text:style-name="T27">doing a school fundraiser before the game</text:span>, so we’ll be here.</text:p>
      <text:h text:style-name="P53" text:outline-level="3">LONG SHOT LISA MARNIE STEVE KEN</text:h>
      <text:p text:style-name="P27">They finish putting up the poster.</text:p>
      <text:h text:style-name="P53" text:outline-level="3">MEDIUM SHOT LISA STEVE</text:h>
      <text:p text:style-name="P29">Lisa looks down at the poster. Looks good.</text:p>
      <text:p text:style-name="P21">LISA</text:p>
      <text:p text:style-name="P12">Thanks.</text:p>
      <text:p text:style-name="P5">STEVE</text:p>
      <text:p text:style-name="P12">No problem.</text:p>
      <text:h text:style-name="P53" text:outline-level="3">MEDIUM SHOT LISA MARNIE STEVE KEN</text:h>
      <text:p text:style-name="P27">Marnie and Lisa head back toward the school building.</text:p>
      <text:h text:style-name="P53" text:outline-level="3">CLOSE SHOT STEVE </text:h>
      <text:p text:style-name="P27"><text:soft-page-break/>Steve <text:span text:style-name="T51">follows a little and</text:span> watches them.</text:p>
      <text:h text:style-name="P53" text:outline-level="3">CLOSE SHOT LISA </text:h>
      <text:p text:style-name="P27"><text:span text:style-name="T51">Lisa turns back and waves at Steve</text:span>.</text:p>
      <text:h text:style-name="P53" text:outline-level="3">CLOSE SHOT STEVE </text:h>
      <text:p text:style-name="P27">Steve watches, <text:span text:style-name="T51">smiles, nods, looks</text:span> pleased with himself.</text:p>
      <text:h text:style-name="P62" text:outline-level="3"/>
      <text:h text:style-name="P52" text:outline-level="3"/>
      <text:h text:style-name="P51" text:outline-level="3"><text:span text:style-name="T49">An hour later…</text:span></text:h>
      <text:h text:style-name="P51" text:outline-level="3"><text:span text:style-name="T49">IN</text:span>T. <text:span text:style-name="T42">ART CLASSROOM (already shot)</text:span></text:h>
      <text:p text:style-name="P25"><text:span text:style-name="T19">Lisa</text:span><text:span text:style-name="T20"> picks up her stuff and walks toward the door…</text:span></text:p>
      <text:h text:style-name="P50" text:outline-level="3"/>
      <text:h text:style-name="P50" text:outline-level="3">EXT. COURTYARD <text:span text:style-name="T52">LONG SHOT</text:span></text:h>
      <text:p text:style-name="P30">Lisa exits the <text:span text:style-name="T47">class</text:span>room <text:span text:style-name="T55">with a black backpack</text:span>. Ken wander<text:span text:style-name="T36">s</text:span> in the distance, <text:span text:style-name="T56">with his</text:span> <text:span text:style-name="T52">back to Lisa</text:span>. </text:p>
      <text:p text:style-name="P31">Steve wanders in<text:span text:style-name="T37">to</text:span> the foreground. <text:span text:style-name="T36">H</text:span>e sees Lisa.</text:p>
      <text:h text:style-name="P56" text:outline-level="3"><text:span text:style-name="T53">MEDIUM SHOT STEVE</text:span></text:h>
      <text:p text:style-name="P36"><text:span text:style-name="T2">Shout</text:span><text:span text:style-name="T1">s to Ken.</text:span></text:p>
      <text:p text:style-name="P5">STEVE</text:p>
      <text:p text:style-name="P12">Found her!</text:p>
      <text:h text:style-name="P55" text:outline-level="3"><text:span text:style-name="T53">MEDIUM SHOT LISA</text:span></text:h>
      <text:p text:style-name="P37"><text:span text:style-name="T9">Lisa looks surprised, </text:span><text:span text:style-name="T10">concerned</text:span><text:span text:style-name="T9">. What are they up to? </text:span></text:p>
      <text:h text:style-name="P55" text:outline-level="3"><text:span text:style-name="T52">LONG SHOT STEVE, LISA, KEN</text:span></text:h>
      <text:p text:style-name="P37"><text:span text:style-name="T7">Steve runs over to her. Ken comes toward them.</text:span></text:p>
      <text:h text:style-name="P56" text:outline-level="3"><text:span text:style-name="T53">MEDIUM SHOT STEVE, LISA</text:span></text:h>
      <text:p text:style-name="P22">STEVE</text:p>
      <text:p text:style-name="P12">Lisa! We were afraid you already left.</text:p>
      <text:p text:style-name="P5">LISA</text:p>
      <text:p text:style-name="P12"><text:soft-page-break/>What’s going on?</text:p>
      <text:p text:style-name="P5">STEVE</text:p>
      <text:p text:style-name="P12">There’s a barbecue over by the <text:span text:style-name="T49">picnic tables</text:span>. <text:span text:style-name="T39">C</text:span>ome over there with us.</text:p>
      <text:p text:style-name="P5">LISA</text:p>
      <text:p text:style-name="P12"><text:span text:style-name="T40">Are we</text:span> allowed?</text:p>
      <text:p text:style-name="P5">STEVE</text:p>
      <text:p text:style-name="P10"><text:span text:style-name="T7">Yeah. </text:span><text:span text:style-name="T21">Our</text:span><text:span text:style-name="T7"> dad’s in charge. He wants you to </text:span><text:span text:style-name="T9">come eat hamburgers with us</text:span><text:span text:style-name="T7">.</text:span></text:p>
      <text:p text:style-name="P3"><text:span text:style-name="T27">This makes no sense</text:span>.</text:p>
      <text:p text:style-name="P6">LISA</text:p>
      <text:p text:style-name="P13"><text:span text:style-name="T27">He wants me to eat a hamburger</text:span>? </text:p>
      <text:p text:style-name="P4"><text:span text:style-name="T28">She's still processing this invitation</text:span>.</text:p>
      <text:p text:style-name="P7">LISA</text:p>
      <text:p text:style-name="P15">Or is he giving me permission to eat one?</text:p>
      <text:p text:style-name="P6">STEVE <text:span text:style-name="T28">(eager)</text:span></text:p>
      <text:p text:style-name="P11"><text:span text:style-name="T11">He's inviting you</text:span><text:span text:style-name="T7">. </text:span><text:span text:style-name="T11">As a guest. He wants you to hang out with us.</text:span></text:p>
      <text:p text:style-name="P3">Lisa smiles, <text:span text:style-name="T41">surprised that an adult is concerned about whether she has dinner</text:span>.</text:p>
      <text:p text:style-name="P5">LISA</text:p>
      <text:p text:style-name="P12">OK!</text:p>
      <text:h text:style-name="P56" text:outline-level="3"><text:span text:style-name="T54">LONG SHOT STEVE, LISA, KEN</text:span></text:h>
      <text:p text:style-name="P32">They run toward the <text:span text:style-name="T50">picnic tables</text:span>.</text:p>
      <text:h text:style-name="P47" text:outline-level="3"/>
      <text:h text:style-name="P47" text:outline-level="3"/>
      <text:h text:style-name="P47" text:outline-level="3"/>
      <text:h text:style-name="P47" text:outline-level="3">EXT. <text:span text:style-name="T57">ART CLASSROOM (wear your Bourgade uniforms)</text:span></text:h>
      <text:p text:style-name="P33">The following Friday after school. </text:p>
      <text:h text:style-name="P57" text:outline-level="3">LONG SHOT STEVE</text:h>
      <text:p text:style-name="P33"><text:soft-page-break/>Steve <text:span text:style-name="T38">sits alone on the ground waiting for something</text:span>. <text:span text:style-name="T34">The campus is deserted. </text:span></text:p>
      <text:h text:style-name="P57" text:outline-level="3">CLOSE <text:span text:style-name="T58">UP</text:span> STEVE</text:h>
      <text:p text:style-name="P33"><text:span text:style-name="T34">He’s pretending to read a difficult book, it’s upside down. He keeps looking around to see if anyone shows up.</text:span></text:p>
      <text:h text:style-name="P57" text:outline-level="3">LONG SHOT STEVE, LISA</text:h>
      <text:p text:style-name="P33">Lisa comes around the corner. </text:p>
      <text:p text:style-name="P2">Steve sees her, <text:span text:style-name="T58">puts the book down and</text:span> runs toward her, excited to find her.</text:p>
      <text:h text:style-name="P58" text:outline-level="3"><text:span text:style-name="T58">MEDIUM</text:span> SHOT STEVE, <text:span text:style-name="T58">LISA</text:span></text:h>
      <text:p text:style-name="P23">STEVE</text:p>
      <text:p text:style-name="P12">Where <text:span text:style-name="T30">are</text:span> you paint<text:span text:style-name="T30">ing</text:span> the posters <text:span text:style-name="T30">this week</text:span>?</text:p>
      <text:p text:style-name="P5">LISA</text:p>
      <text:p text:style-name="P10"><text:span text:style-name="T7">We’re not doing posters t</text:span><text:span text:style-name="T12">oday</text:span><text:span text:style-name="T7">. </text:span></text:p>
      <text:p text:style-name="P5">STEVE</text:p>
      <text:p text:style-name="P14">Oh. <text:span text:style-name="T29">Um. Well... can we paint some anyway?</text:span></text:p>
      <text:p text:style-name="P5">LISA <text:span text:style-name="T30">(laughing)</text:span></text:p>
      <text:p text:style-name="P12"><text:span text:style-name="T30">The door is locked</text:span>. <text:span text:style-name="T30">We can't get the paint.</text:span></text:p>
      <text:p text:style-name="P41"><text:span text:style-name="T7">Lisa turns around and goes the other way. </text:span></text:p>
      <text:h text:style-name="P58" text:outline-level="3"><text:span text:style-name="T58">CLOSE</text:span> <text:span text:style-name="T58">UP</text:span> STEVE</text:h>
      <text:p text:style-name="P41"><text:span text:style-name="T7">He </text:span><text:span text:style-name="T17">watche</text:span><text:span text:style-name="T7">s her </text:span><text:span text:style-name="T17">leave, disappointed</text:span><text:span text:style-name="T7">. </text:span></text:p>
      <text:h text:style-name="P60" text:outline-level="3">CLOSE UP LISA</text:h>
      <text:p text:style-name="P41"><text:span text:style-name="T12">She looks ahead, suppressing a giggle.</text:span></text:p>
      <text:h text:style-name="P60" text:outline-level="3">EXT. RESTROOM too?</text:h>
      <text:p text:style-name="P44"><text:span text:style-name="T5">L</text:span><text:span text:style-name="T3">isa </text:span><text:span text:style-name="T6">opens the door</text:span></text:p>
      <text:h text:style-name="P61" text:outline-level="3">INT. GIRLS RESTROOM <text:span text:style-name="T48">(I may have to search for a restroom that is open on Saturdays)</text:span></text:h>
      <text:h text:style-name="P59" text:outline-level="3"><text:soft-page-break/><text:span text:style-name="T59">MEDIUM</text:span> SHOT <text:span text:style-name="T59">LISA</text:span></text:h>
      <text:p text:style-name="P42"><text:span text:style-name="T7">Lisa enters</text:span><text:span text:style-name="T12">. As soon as the door is closed, she leans against the wall and</text:span><text:span text:style-name="T7"> giggles. Then </text:span><text:span text:style-name="T12">her face goes straight and she slaps her forehead</text:span><text:span text:style-name="T7">.</text:span></text:p>
      <text:p text:style-name="P5">LISA</text:p>
      <text:p text:style-name="P12">What am I doing. I’m not a freshman anymore.</text:p>
      <text:p text:style-name="P2">Lisa exits the restroom.</text:p>
      <text:h text:style-name="P47" text:outline-level="3">EXT. BACK COURTYARD <text:span text:style-name="T59">LONG SHOT</text:span></text:h>
      <text:p text:style-name="P2">Lisa looks around for Steve.</text:p>
      <text:p text:style-name="P2">He’s not there. Nobody’s there.</text:p>
      <text:h text:style-name="P59" text:outline-level="3"><text:span text:style-name="T59">MEDIUM</text:span> SHOT <text:span text:style-name="T59">LISA</text:span></text:h>
      <text:p text:style-name="P24">LISA</text:p>
      <text:p text:style-name="P12">Steve?</text:p>
      <text:p text:style-name="P2">She <text:span text:style-name="T34">looks around</text:span> sighs.</text:p>
      <text:p text:style-name="P5">LISA</text:p>
      <text:p text:style-name="P12">I ruined my chance.</text:p>
      <text:h text:style-name="P59" text:outline-level="3">LONG SHOT <text:span text:style-name="T59">LISA</text:span></text:h>
      <text:p text:style-name="P45"><text:span text:style-name="T6">S</text:span><text:span text:style-name="T3">he turns around &amp; walks away</text:span></text:p>
      <text:p text:style-name="P3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seo Sans 300" svg:font-family="'Museo Sans 300', Aria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Oldham movie could be the next Rocky Horror Picture Show</dc:title>
    <meta:initial-creator>Unknown User</meta:initial-creator>
    <meta:creation-date>2009-10-28T16:26:00</meta:creation-date>
    <dc:date>2017-06-13T16:17:35.056356452</dc:date>
    <meta:editing-cycles>755</meta:editing-cycles>
    <meta:editing-duration>P51DT37M20S</meta:editing-duration>
    <meta:generator>LibreOffice/5.1.6.2$Linux_X86_64 LibreOffice_project/10m0$Build-2</meta:generator>
    <meta:document-statistic meta:table-count="0" meta:image-count="0" meta:object-count="0" meta:page-count="6" meta:paragraph-count="135" meta:word-count="832" meta:character-count="4463" meta:non-whitespace-character-count="3745"/>
    <meta:template xlink:type="simple" xlink:actuate="onRequest" xlink:title="Normal.dotm" xlink:href=""/>
  </office:meta>
</office:document-meta>
</file>